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da6de" officeooo:paragraph-rsid="001da6de"/>
    </style:style>
    <style:style style:name="P3" style:family="paragraph" style:parent-style-name="Table_20_Contents">
      <style:text-properties officeooo:rsid="001da6de" officeooo:paragraph-rsid="001e2ab0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f4d4" officeooo:paragraph-rsid="001ef4d4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1e2ab0" officeooo:paragraph-rsid="00225fa0"/>
    </style:style>
    <style:style style:name="P7" style:family="paragraph" style:parent-style-name="Azione_20_attore">
      <style:text-properties officeooo:rsid="001da6de" officeooo:paragraph-rsid="001da6de"/>
    </style:style>
    <style:style style:name="P8" style:family="paragraph" style:parent-style-name="Azione_20_attore">
      <style:text-properties officeooo:rsid="001da6de" officeooo:paragraph-rsid="0020946b"/>
    </style:style>
    <style:style style:name="P9" style:family="paragraph" style:parent-style-name="Azione_20_sistema">
      <style:text-properties officeooo:rsid="001da6de" officeooo:paragraph-rsid="0020946b"/>
    </style:style>
    <style:style style:name="T1" style:family="text">
      <style:text-properties officeooo:rsid="001e2ab0"/>
    </style:style>
    <style:style style:name="T2" style:family="text">
      <style:text-properties officeooo:rsid="001ef4d4"/>
    </style:style>
    <style:style style:name="T3" style:family="text">
      <style:text-properties officeooo:rsid="0020946b"/>
    </style:style>
    <style:style style:name="T4" style:family="text">
      <style:text-properties style:font-name="Times New Roman" fo:font-size="12pt" officeooo:rsid="0020946b" style:font-size-asian="12pt" style:font-size-complex="12pt"/>
    </style:style>
    <style:style style:name="T5" style:family="text">
      <style:text-properties officeooo:rsid="0020d126"/>
    </style:style>
    <style:style style:name="T6" style:family="text">
      <style:text-properties officeooo:rsid="00225f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<text:span text:style-name="T1">Modifica Orario Bambin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<text:span text:style-name="T6">N.D.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<text:span text:style-name="T1">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Impiegato asil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525671" text:style-name="Numerazione_20_UC">
              <text:list-item text:start-value="1">
                <text:p text:style-name="P7">L'<text:span text:style-name="T3">impiegato</text:span> accede all'area di notifica.</text:p>
              </text:list-item>
              <text:list-item>
                <text:p text:style-name="P9"><text:span text:style-name="T3">Il </text:span><text:span text:style-name="T4">sistema mostra una notifica di un genitore che richiede l'approvazione della modifica dell'orario del proprio bambino. <text:s/></text:span></text:p>
              </text:list-item>
              <text:list-item>
                <text:p text:style-name="P8"><text:span text:style-name="T3">L'impiegato prende visione della notifica, verifica i dati del bambino e risponde alla richiesta del genitore con una notifica.</text:span></text:p>
              </text:list-item>
              <text:list-item>
                <text:p text:style-name="P9"><text:span text:style-name="T3">Il sistema invia la notifica al genitor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deve visualizzare il messaggio <text:span text:style-name="T6">di </text:span>modifica.</text:p>
            <text:p text:style-name="P2">Il sistema deve visualizzare il messaggio di conferma invio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>Il sistema visualizza un messaggio di errore che indica il motivo. 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Il sistema deve visualizzare il messaggio di modifica o di errore entro 20 secondi dall'invio della conferma dei dati.</text:p>
          </table:table-cell>
        </table:table-row>
      </table:table>
      <text:p text:style-name="P5">Rifiuto della richiesta di modifica dell<text:span text:style-name="T3">' </text:span>orario <text:s/>di un bamb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9:40:21.28</meta:creation-date>
    <meta:editing-duration>P0D</meta:editing-duration>
    <meta:editing-cycles>3</meta:editing-cycles>
    <meta:generator>LibreOffice/3.6$Windows_x86 LibreOffice_project/da8c1e6-fd468f4-454e206-f42a4a9-143cfd</meta:generator>
    <dc:date>2012-10-28T15:41:40.76</dc:date>
    <meta:document-statistic meta:table-count="1" meta:image-count="0" meta:object-count="0" meta:page-count="1" meta:paragraph-count="21" meta:word-count="144" meta:character-count="954" meta:non-whitespace-character-count="831"/>
  </office:meta>
</office:document-meta>
</file>